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Text_20_body">
      <style:paragraph-properties fo:line-height="200%"/>
    </style:style>
    <style:style style:name="T1"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bre Zea y la sucesión de negaciones tajantes</text:p>
      <text:p text:style-name="P2">¿Qué quiere decir Zea con que el pasado fue negado de una manera tajante? Antes: esta noción de “negación de la pasado” nos lleva al axioma de Víctor Bravo: “nuestra fundación nos niega y nuestra negación nos funda”. Esa sería la aporía fundacional del -sujeto- americano: una negación fundacional del pasado que luego se volvería de algún modo crónica. En Zea según C.G., esto sucedería en una sucesión casi mecánica. Pero lo que encontré escribiendo este comentario es que cada negación tiene... cada movimiento de negación, de los que él postula, tiene cualidades o características diferentes, o funciones o motivos distintos sin se examinan en el contexto de la historia mundial en que se producen. Los movimientos de negación que él propone son:</text:p>
      <text:p text:style-name="P2">1. Colonización niega el “mundo precolombino”</text:p>
      <text:p text:style-name="P2">2. La ilustración criolla niega el “pasado hispánico”</text:p>
      <text:p text:style-name="P2">3. El proyecto civilizatorio niega el “mestizaje racial”</text:p>
      <text:p text:style-name="P2"> </text:p>
      <text:p text:style-name="P2">Varias consideraciones a partir de esto:</text:p>
      <text:p text:style-name="P2"> </text:p>
      <text:p text:style-name="P2">##La ubicación del colombismo</text:p>
      <text:p text:style-name="P2">En esta sucesión --que habría que contrastar y/o reforzar con otras periodizaciones que identifica Castro Gómez--, el colombismo se encuentra en la transición entre la “ilustración criolla” y el “mestizaje racial”. Es decir, es una ausencia, un silencio, como lo es ese “mestizaje racial” que niega el proyecto civilizatorio. Porque en la sucesión de negaciones --que Zea caracteriza como antidialécticas-- se produce una anomalía entre 2 y 3: lo que se niega en “3” no tiene huellas claras en “2”. Igual para reforzar este punto habría que revisar un poco a qué se refiere Zea con “ilustración criolla”. También <text:soft-page-break/>sería interesante y necesario revisar la antología del pensamiento ilustrado de Ayacucho que dejé en Caracas.</text:p>
      <text:p text:style-name="P2"> </text:p>
      <text:p text:style-name="P2">##La ubicación del latinoamericanismo modernista</text:p>
      <text:p text:style-name="P2">Aquí tocaría un poco de mashup con la periodización de Avelar, que igual no veo nada forzada sino muy pertinente --y reforzada por observaciones que también hace Castro Gómez--. En el latinoamericanismo modernista hay una reacción contra el positivismo que afirma la identidad en un razonamiento esteticista y racial, que alcanza su paroxismo con la teoría de Vasconcelos. Es una reacción que se propone un rescate --fundamentalmente organizado de forma metonímica en torno a Bolívar-- del colombismo, pero en el que borra las huellas de lucha interna que lo caracterizaron, y que trata de suplantar el pasado negado con una reafirmación idealista del mismo --tan diferente, por ejemplo, de la mirada uncanny que tiene Heredia sobre el pueblo azteca. Lo que planteamos, con Williams, es que el pensamiento decolonial es heredero de ese latinoamericanismo. O dicho de otra forma: que esa es una forma en que la yuxtaposición de alguna forma se detuvo o se estancó en la tensión entre una nostalgia y/o continuación programática del proyecto civilizador confeso y convicto, y la crítica irremediablemente superficial que le opone el latinoamericanismo. Lo que sí rescata, tanto el modernismo como el giro decolonial y todas las tradiciones que están entre ellas dos --por ejemplo, el realismo mágico, la teoría de la dependencia, etcétera-- es que invierte el razonamiento usual, o al menos da elementos para invertir el razonamiento usual, según el cual hay una relación rígida y unidireccional causa-consecuencia entre Europa y América, e incluso que la relación podría ser totalmente inversa. A les crítiques tanto del latinoamericanismo modernista como del giro decolonial se les escapa este aporte estructural --que es el que subraya Lund-- y también se les escapa --como a prácticamente todo el mundo-- la singularidad de ese período funcacional del colombismo, que se reduce a la lectura parcial que hace el latinoamericanismo modernista de él. Recordemos que en una de <text:soft-page-break/>las teorías que CG revisa, este latinoamericanismo modernista aparece como una especie de síntesis/Aufhebung --hay que revisar de cuál se trata puntualmente.</text:p>
      <text:p text:style-name="P2"> </text:p>
      <text:p text:style-name="P2"> </text:p>
      <text:p text:style-name="P2">##La ilusión ideológica y colonial de la europa autogenerada</text:p>
      <text:p text:style-name="P2">Lo que Zea estaría él mismo negando es la interdeprendencia y co-creación de las corrientes filosóficas que él llama --mediante C.G.-- “europeas”. En esto coincide hasta un punto con el latinoamericanismo modernista hasta el giro decolonial --habría que encontrar la referencia que no recuerdo si Dussel mismo hace a ciertas obras literarias del boom como parte de dicho “giro”: aunque en la influencia a contracorriente de la usual en la relación metrópoli-colonias hay ya una intuición de la inversión de la relación causa consecuencia, España persiste en esa condición que no recuerdo si Gaos o Nicol llamaba “colonia de sí misma”, es decir, ocupaba ya un lugar periférico en la historia mundial.</text:p>
      <text:p text:style-name="P2">En el fragmento que cita C.G. está la idea de una “propia realidad”, que es donde se estrella el latinoamericanismo modernista y el giro decolonial --aunque en este último están muy a la vista las evidencias y los aportes para deshacer esa ilusión ideológica de una realidad americana o colonial aislada o separada de la co-creación moderna. De todos modos en las citas textuales no hay indicios claros de que Zea sucumba a esa ilusión. Quizá está más en C.G. que en él pero habría que revisar el texto trabajado.</text:p>
      <text:p text:style-name="P2">De todos modos, como está expuesta, la sucesión de negaciones pensadas a lo interno de América Latina suponen asumir que Euripa es un espacio cultural fijo y autogenerado, definido y pre-existente a América Latina.</text:p>
      <text:p text:style-name="P2"> </text:p>
      <text:p text:style-name="P2">##Nota sobre lo precolombino</text:p>
      <text:p text:style-name="P2"><text:soft-page-break/>La realidad pre-hispánica o pre-colombina es en estricto sentido pre-europea: lo pre-colombino no es una característica del “nuevo continente” sino del sistema-mundo que se organizó alrededor del Atlántico. Lo que encubre la colonización no es solo el pasado civilizatorio de los territorios que conquista, sino el pasado de un mundo entero, de una civilización mundial, en la cual Europa no estaba en el centro.</text:p>
      <text:p text:style-name="P2"> </text:p>
      <text:p text:style-name="P2"> </text:p>
      <text:p text:style-name="P2">##Sobre la negación tajante</text:p>
      <text:p text:style-name="P2">El “cerrar los ojos a la propia realidad” que señala Zea es un efecto del traslado del pensamiento/discurso abismal, en cuyos cimientos está la negación de la experiencia colonial en tanto realidad y su afirmación en tanto ficción emancipadora o especular/especulativa para el “esfuerzo de asimiliación o absorción” que “hace del pasado instrumento del presente y del futuro”.</text:p>
      <text:p text:style-name="P2">Importante anotar aquí si se sostiene ese argumento, por ejemplo, que para Freud las colonias son una metáfora del inconsciente del mundo. También es interesante el hecho de que Cervantes intenta venir a las colonias antes de irse a América. Es decir, si Cervantes funda la novela moderna, América es como la negación de eso, ¿no? Es decir, son como que mutuamente excluyentes. Aquí es fundamental precisar el dato de si en América estaba “prohibida la ficción”, que es contradictorio con lo que cuenta Avelar, de que llegaron no recuerdo si cientos o miles de ejemplares del Quijote.</text:p>
      <text:p text:style-name="P2">También es interesante rescatar aquello que conseguí sobre Lilliput cuando estaba investigando para la clase de colonial, y retomar lo que dice Anderson sobre esa especie de serie de relaciones americanas apócrifas que tuvieron tanto impacto en la fundación de la modernidad. También el Mundus Novus. ¿Se habría animado Lutero a clavar sus tesis en la catedral si antes no hubiera circulado ese planfleto? Estaba también por ahí esa investigación sobre el renacimiento, todo eso lo tendría que buscar.</text:p>
      <text:p text:style-name="P2"><text:soft-page-break/>En este sentido, el concepto de barbarie es fundamental, porque es un concepto que organiza con mucha claridad la separación entre las oposiciones dialécticas visibles y las oposiciones ivisibles que según Boaventura -y según el sentido común- son condición de posibilidad de las visibles. El ejemplo más nítido es la lectura que hace Buck Morris de Hegel. Y el diálogo con otros sistemas conceptuales se establece en una serie de dicotomías análogas, si no idénticas, a la oposición entre civilización y barbarie.</text:p>
      <text:p text:style-name="P2">Algunas de estas dicotomías son:</text:p>
      <text:p text:style-name="P2">- Zona del ser (yo/otro) vs Zona del no ser</text:p>
      <text:p text:style-name="P2">- Arriba de la línea (regulación/emancipación) vs. Debajo de la línea</text:p>
      <text:p text:style-name="P2">- Historia (dialéctica del “amo” y el “esclavo”) vs. Geografía</text:p>
      <text:p text:style-name="P2">- Civilización (Sarmiento/Urquiza) vs. Barbarie</text:p>
      <text:p text:style-name="P2">- Imperio de las ficciones vs. era del hecho</text:p>
      <text:p text:style-name="P2">Entonces podemos decir que la negación tajante no es producto de un capricho por la novedad o la imitación de “corrientes”, o no solamente de eso, sino también de que los proyectos históricos que se definen en el nuevo centro mundial --que para entonces era solo centro atlántico-- definieron la experiencia colonial como no existente, en dos niveles:</text:p>
      <text:p text:style-name="P2">1) En el nivel de regulación es no existente porque el proyecto totalitario del imperio-mundo suponía una negación tajante del pasado en territorios a colonizar. Pero esa negación tajante del pasado se daba durante una cópula violenta pero gozosa e identificada, paradigmáticamente por ejemplo en Juan de Castellanos, que plaga de trazas de pasado borrado a los sujetos y los discursos que estaban designados para borrarlos.</text:p>
      <text:p text:style-name="P2"><text:soft-page-break/>2) En el nivel de emancipación la negación es mucho más radical, porque afirma su existencia como una ficción especulativa que se pone al servicio de afirmar una realidad alternativa en el presente y el futuro.</text:p>
      <text:p text:style-name="P2">Entonces en los territorios externos a la fundación de la regla que se creó contaminándose de lo que excluía, la utopía y el pensamiento abismal pudieron afirmarse como tropo organizadores de la realidad alternativa sin negar la realidad del sujeto que los enunciaba --porque en su experiencia verificable la utopía era efectivamente un no-lugar, un espacio especulativo que no tenía ninguna incidencia inmediata sobre su experiencia vital.</text:p>
      <text:p text:style-name="P2">El efecto que produciría esto, y que generaría el “bovarismo” que señala ¿Zea? es que cualquier tentativa de “afirmación de la existencia” supone una negación radical de las propias condiciones sociales. Una negación que no estaría mediada por un sistema complejísimo de extracción de valor y ocultamiento del trabajo vivo mediante la asignación fetichista de atributos a los objetos que no los poseen, sino por un muy enfático y evidente <text:span text:style-name="T1">suspension of disbelief</text:span> propio (o más propio) de la ficción que de la ideología. Creo que esto es, en otro contexto, lo que Schwarz llama “ideologías de segundo grado”. Es fundamentalmente ese el modo como se puso en funcionamiento el pensamiento utópico en América. Y ahí tiene todo el sentido el epíteto que Napoleón le asigna a Miranda: “un Quijote sin la locura”. También es productivo en este razonamiento recapitular los otros epítetos --un “Fausto”, un “Don Juan”-- y esa analogía un poco weird que hace Paz Castillo sobre los actores en el teatro y Miranda, cuando va a hablar del romanticismo. Por cierto, en este trencito de pensamiento, está también el paper aquel que me crucé, donde sostienen que Byron básicamente se fusiló a Miranda --¿pero cómo si recién en 1920 llegaron los papeles... ahhhh--.</text:p>
      <text:p text:style-name="P2">El pensamiento criollo fue un pensamiento abismal estructuralmente incapacitado para considerar como existente la “propia realidad”, tanto cuando fue imperial como cuando se propuso ser libertario --lo que ocurre en la confrontación dialéctica que atraviesan Miranda y Bolívar es que se impone el <text:soft-page-break/>principio de realidad, que da lugar a un pensamiento emancipador totalmente inédito, que alcanza su primera y última formación más acabada en la obra de Simón Rodríguez.</text:p>
      <text:p text:style-name="P2"> </text:p>
      <text:p text:style-name="P2"> </text:p>
      <text:p text:style-name="P2">#Sobre la secuencia</text:p>
      <text:p text:style-name="P2">El Zea de Castro Gómez presenta los hechos como si la Europa colonial se hubiese autogenerado, para enviar la moda de la colonización a América y luego autogenerar también la ilustración, para que América la importara. Más bien la colonización genera la ilustración --el argumento más fuerte para esto estaría en las <text:span text:style-name="T1">meditaciones</text:span>, aunque también se puede apoyar en “El mito de América” y el prólogo a los ensayos de Montaigne--. La yuxtaposición de colonización e ilustración en América sería más bien producto de la dinámica que describe Boaventura, en la cual las luchas invisibles e hiperviolentas son el fundamento de las visibles.</text:p>
      <text:p text:style-name="P2">El caso del proyecto de civilización sí es diferente, porque es muy difícil de comprender sin el modelo norteamericano, que es muy evidentemente su paradigma más acabado, y su imitador más exitoso sería Argentina, aunque nosotros encontramos ya en 1824 en México una evidencia del modelo eugenésico puesto en funcionamiento, particularmente en relación con los proyectos de población. Pero en todo caso, el principio de “corrientes importadas” tiene mucho más asidero, porque la adopción de este proyecto ocurre visiblemente después de su aplicación en el contexto muy particular de Estados Unidos, que no tiene el problema de la <text:span text:style-name="T1">traza</text:span> que tiene la América mestiza. Es decir, la “negación tajante” en este otro punto de la secuencia sí responde a la adopción impropia de un proyecto inaplicable, que supone una auto-negación improbable --aunque puede considerarse que fue quizá el proyecto eugenésico americano más exitoso después del norteamericano, aunque con el aluvión <text:soft-page-break/>migratorio vino la ironía del paradigma emancipador que después dio vuelta a la tortilla de la forma más insospechada, pero eso es otra historia.</text:p>
      <text:p text:style-name="P2">Y el colombismo sería una transción (dorada) entre el proyecto colonial-ilustrado y el proyecto civilizatorio. Su característica más distintiva es que genera una conciencia de la yuxtaposición y un proyecto alternativo al civilizatorio que a diferencia de aquel, sí es dialéctico, e identifica las potencialidades para serlo de un modo mucho más radical que lo que podían serlo los europeos.</text:p>
      <text:p text:style-name="P2"> </text:p>
      <text:p text:style-name="P2"> </text:p>
      <text:p text:style-name="P2">#Sobre la yuxtaposición</text:p>
      <text:p text:style-name="P2">Zea parece estar pensando en meras yuxtaposiciones de “corrientes filosóficas”, pero en realidad, o más allá de eso, hay una siperposición de tiempos como la del “Delirio sobre el Chimborazo” --una superposición delirante-- que U.P. describe con cierta precisión, y que sería una de las características más sólidas para afirmar el excepcionalismo latinoamericano.</text:p>
      <text:p text:style-name="P2">Es lo que que Hegel tematiza como zonas del mundo dentro y fuera de la historia, o más bien que pertenecen a la historia o a la geografía --y que tienen un eco bien sólido en la imaginación americana de Bolívar y Róbinson.</text:p>
      <text:p text:style-name="P2">Hay un colapso de los tiempos secuenciales gregorianos, medievales, “homogéneos y vacíos” -O hay un colapso de las temporalidades en la experiencia colonial, que yo aún en un nivel intuitivo, pero cada vez menos opaco, veo en relación con la serie de dicotomías. Por ahora puede afirmarse con cierta claridad que no se trata de una simple yuxtaposición de modelos o proyectos importados que pasan de moda y se suceden sin que medie el esfuerzo de absorción y asimilación, sino de una yuxtaposición constitutiva de temporalidades, que tiene mucho que ver con el “mestizaje” y el modelo de colonia de los ¿hasburgos?</text:p>
      <text:p text:style-name="P2"><text:soft-page-break/> </text:p>
      <text:p text:style-name="P2"> </text:p>
      <text:p text:style-name="P2">#Algunas ideas sobre diferencias fundacionales entre la ficción colombista y la ficción utópica</text:p>
      <text:p text:style-name="P2">Esta idea de “una civilización que comienza por su decadencia, es decir, por donde las demás terminan” --que está en la lectura y presentación que hace Baudelaire de Poe al público europeo-- da cuenta un poco de esa superposición de temporalidades, aunque deberíamos suponer que el caso usamericano es totalmente distinto del latinoamericano. Quizá ahí cabe otra pregunta sobre cómo se da esta yuxtaposición de temporalidades en los dos contextos, de las trece colonias del noreste --cantidad de metros cuadrados, sería extraordinario precisarlos para poner en un plano muy tangible el problema de las dimensiones-- el norte, y el imperio continental.</text:p>
      <text:p text:style-name="P2">Ahí quizá uno podría detectar en los distintos grados de “mezcla” un distinto grado de yuxtaposición de temporalidades. Quizá la causa de esto es precisamente el tiempo en que ocurrió la colonización en Estados Unidos: un porcentaje de su territorio actual que debe ser cercano al 80 o 90 por ciento fue colonizado en lo que Zea caracteriza como “proyecto civilizador”. De hecho, la “conquista del oeste” es <text:span text:style-name="T1">el</text:span> paradigma del “proyecto civilizador”. Entonces, la hipótesis sería que, por un lado, en el noreste americano no hubo esa participación protagónica en la co-creación de la ilustración, durante el proceso de colonización y de formación del imperio-mundo. Los colonos que llegan al noreste americano ya están situados en el paradigma de emancipación en la zona del ser: Inglaterra es la periferia del imperio-mundo, y la religión protestante es una tentativa de liberación respecto a la centralidad del catolicismo. El proyecto de colonización inglés ¿no se parece más al paradigma borbónico desde sus inicios?</text:p>
      <text:p text:style-name="P2">La colonia gringa no carga con el problema de la “traza” que carga la colonia española. No participa de la cópula con la barbarie que gesta la modernidad, sino que entra en el proyecto cuando ese cópula <text:soft-page-break/>inicial ya se ha consumado. En definitiva, lo más evidente en la colonización inglesa es que hay menos “contaminación” cultural y biológica en el proceso inicial de conquista. En ese sentido, la “importación” de ideas europeas, que desde el primer momento es una ilusión ideológica en la experiencia latinoamericana, tiene una existencia mucho más próxima a lo verificable y lo plausible en la experiencia del noreste americano. Las fantasías eugenésicas y las fantasías de pureza epistémica son al menos más plausibles. Podría decirse que la razón moderna producida por el derrumbe de la ecumene llegá pre-procesada, como llega pre-procesada a Vespucci, que tiene en su archivo colonial muchos más elementos de distancia irónica para lidiar con la alteridad radical sin tentativas de apropiársela, o de incorporarla como <text:span text:style-name="T1">realidad</text:span>. Estas herramientas provienen del universo de lo que hoy podemos llamar ficción. Uno podría decir que la distancia que mantiene respecto a los <text:span text:style-name="T1">inputs</text:span> del territorio conquistado la colonización inglesa es análoga a la distancia que mantiene respecto a la experiencia la narración vespuciana. Esto es un problema que yo venía ignorando, o pensando en ignorar tácticamente, pero voy viendo que es un problema fundamental, y que no necesariamente tiene que volverse un amasijo estrangulante, si lo enfoco a partir del problema de dos modelos de narración utópica: el americano y el colombino(lascasiano). Mientras más piglio-borgeano mejor. Totalmente fusilable esto de “la literatura argentina comienza dos veces”, como “la ficción americana comienza dos veces”. Habría que volver a revisar Anderson y Simon, pero estoy casi seguro de que realmente hay muy poca información concreta sobre las diferencias entre el criollismo gringo y el latinoamericano. Pareciera que las tentativas de establecer paralelismos (Briggs, Anderson, Simon, Mignolo) establecen una homología que no repara mucho en las diferencias, precisamente porque lo tradicional ha sido no establecer punto de comparación alguno. En ese sentido hay un aporte muy concreto que realizar, y ahí Grandin puede ser un buen apoyo. ¿Tampoco estaría de más establecerlo para este comp? No, sí estaría de más, porque no responde a ninguna de las preguntas. Pero sí lo veo como un muy sabroso y posible capítulo de la tesis. Porque aparte, el modelo de narración o de ficción de vespucio (utópico) es el paradigma especulativo. Está también este paralelismo sorprendente de la carta al rey de Vespuci y la <text:soft-page-break/>carta al rey de Miranda. Lo interesante de Miranda es que lo lógico, lo que correspondía hacer en el paradigma donde él se estaba moviendo, es lo que hizo Gregor McGregor con los bonos de Poyais, o lo que hace Byron en su evaluación fría de lo que le conviene, o lo que hace el protagonista de Tabú, que es buscar la jugada más jugosa económicamente. Pero sin embargo, él tiene ese viraje quijotesco en el que de hecho se embarca <text:span text:style-name="T1">dos veces</text:span> --en el sentido más puro de lo que supone embarcarse en español venezolano-- en la aventura en tierr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8:39:08.572633972</meta:creation-date>
    <dc:date>2020-06-16T18:41:48.838670161</dc:date>
    <meta:editing-duration>PT2M42S</meta:editing-duration>
    <meta:editing-cycles>1</meta:editing-cycles>
    <meta:document-statistic meta:table-count="0" meta:image-count="0" meta:object-count="0" meta:page-count="11" meta:paragraph-count="59" meta:word-count="3175" meta:character-count="19686" meta:non-whitespace-character-count="16570"/>
    <meta:generator>LibreOffice/6.0.7.3$Linux_X86_64 LibreOffice_project/00m0$Build-3</meta:generator>
  </office:meta>
</office:document-meta>
</file>